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2.81cm"/>
    </style:style>
    <style:style style:name="co4" style:family="table-column">
      <style:table-column-properties fo:break-before="auto" style:column-width="3.297cm"/>
    </style:style>
    <style:style style:name="co5" style:family="table-column">
      <style:table-column-properties fo:break-before="auto" style:column-width="3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scala</text:p>
          </table:table-cell>
          <table:table-cell office:value-type="string" calcext:value-type="string">
            <text:p>Div Horizontal</text:p>
          </table:table-cell>
          <table:table-cell office:value-type="string" calcext:value-type="string">
            <text:p>Div Vertical</text:p>
          </table:table-cell>
          <table:table-cell table:style-name="Default" office:value-type="string" calcext:value-type="string">
            <text:p>GMS Horizontal</text:p>
          </table:table-cell>
          <table:table-cell table:style-name="Default" office:value-type="string" calcext:value-type="string">
            <text:p>GMS Vertical</text:p>
          </table:table-cell>
          <table:table-cell office:value-type="string" calcext:value-type="string">
            <text:p>Decimal Horizontal</text:p>
          </table:table-cell>
          <table:table-cell office:value-type="string" calcext:value-type="string">
            <text:p>Decimal Vertical</text:p>
          </table:table-cell>
        </table:table-row>
        <table:table-row table:style-name="ro1">
          <table:table-cell office:value-type="string" calcext:value-type="string">
            <text:p>1:25000</text:p>
          </table:table-cell>
          <table:table-cell table:number-columns-repeated="2"/>
          <table:table-cell table:number-columns-repeated="2" office:value-type="time" office:time-value="PT00H07M30S" calcext:value-type="time">
            <text:p>0° 07' 30''</text:p>
          </table:table-cell>
          <table:table-cell table:formula="of:=MINUTE([.D2])/60 + SECOND([.D2])/3600" office:value-type="float" office:value="0.125" calcext:value-type="float">
            <text:p>0,125</text:p>
          </table:table-cell>
          <table:table-cell table:formula="of:=MINUTE([.E2])/60 + SECOND([.E2])/3600"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1:1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2]/[.B3]" office:value-type="time" office:time-value="PT00H03M45S" calcext:value-type="time">
            <text:p>0° 03' 45''</text:p>
          </table:table-cell>
          <table:table-cell table:formula="of:=[.E2]/[.C3]" office:value-type="time" office:time-value="PT00H02M30S" calcext:value-type="time">
            <text:p>0° 02' 30''</text:p>
          </table:table-cell>
          <table:table-cell table:formula="of:=[.F2]/[.B3]" office:value-type="float" office:value="0.0625" calcext:value-type="float">
            <text:p>0,0625</text:p>
          </table:table-cell>
          <table:table-cell table:formula="of:=[.G2]/[.C3]" office:value-type="float" office:value="0.0416666666666667" calcext:value-type="float">
            <text:p>0,041666666666667</text:p>
          </table:table-cell>
        </table:table-row>
        <table:table-row table:style-name="ro1">
          <table:table-cell office:value-type="string" calcext:value-type="string">
            <text:p>1:50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]/[.B4]" office:value-type="time" office:time-value="PT00H01M52.5S" calcext:value-type="time">
            <text:p>0° 01' 53''</text:p>
          </table:table-cell>
          <table:table-cell table:formula="of:=[.E3]/[.C4]" office:value-type="time" office:time-value="PT00H01M15S" calcext:value-type="time">
            <text:p>0° 01' 15''</text:p>
          </table:table-cell>
          <table:table-cell table:formula="of:=[.F3]/[.B4]" office:value-type="float" office:value="0.03125" calcext:value-type="float">
            <text:p>0,03125</text:p>
          </table:table-cell>
          <table:table-cell table:formula="of:=[.G3]/[.C4]" office:value-type="float" office:value="0.0208333333333333" calcext:value-type="float">
            <text:p>0,020833333333333</text:p>
          </table:table-cell>
        </table:table-row>
        <table:table-row table:style-name="ro1">
          <table:table-cell office:value-type="string" calcext:value-type="string">
            <text:p>1:2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4]/[.B5]" office:value-type="time" office:time-value="PT00H00M37.5S" calcext:value-type="time">
            <text:p>0° 00' 38''</text:p>
          </table:table-cell>
          <table:table-cell table:formula="of:=[.E4]/[.C5]" office:value-type="time" office:time-value="PT00H00M37.5S" calcext:value-type="time">
            <text:p>0° 00' 38''</text:p>
          </table:table-cell>
          <table:table-cell table:formula="of:=[.F4]/[.B5]" office:value-type="float" office:value="0.0104166666666667" calcext:value-type="float">
            <text:p>0,010416666666667</text:p>
          </table:table-cell>
          <table:table-cell table:formula="of:=[.G4]/[.C5]" office:value-type="float" office:value="0.0104166666666667" calcext:value-type="float">
            <text:p>0,010416666666667</text:p>
          </table:table-cell>
        </table:table-row>
        <table:table-row table:style-name="ro1">
          <table:table-cell table:style-name="ce1" office:value-type="string" calcext:value-type="string">
            <text:p>1:10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5]/[.B6]" office:value-type="time" office:time-value="PT00H00M18.75S" calcext:value-type="time">
            <text:p>0° 00' 19''</text:p>
          </table:table-cell>
          <table:table-cell table:formula="of:=[.E5]/[.C6]" office:value-type="time" office:time-value="PT00H00M18.75S" calcext:value-type="time">
            <text:p>0° 00' 19''</text:p>
          </table:table-cell>
          <table:table-cell table:formula="of:=[.F5]/[.B6]" office:value-type="float" office:value="0.00520833333333333" calcext:value-type="float">
            <text:p>0,005208333333333</text:p>
          </table:table-cell>
          <table:table-cell table:formula="of:=[.G5]/[.C6]" office:value-type="float" office:value="0.00520833333333333" calcext:value-type="float">
            <text:p>0,005208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 number:title="Definido pelo usuário" number:truncate-on-overflow="false">
      <number:hours/>
      <number:text>° </number:text>
      <number:minutes number:style="long"/>
      <number:text>' </number:text>
      <number:seconds number:style="long"/>
      <number:text>''</number:text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5:27:27.533862841</meta:creation-date>
    <dc:date>2020-03-18T16:55:48.693585733</dc:date>
    <meta:editing-duration>PT6M50S</meta:editing-duration>
    <meta:editing-cycles>2</meta:editing-cycles>
    <meta:generator>LibreOffice/6.3.5.2$Linux_X86_64 LibreOffice_project/30$Build-2</meta:generator>
    <meta:document-statistic meta:table-count="1" meta:cell-count="40" meta:object-count="0"/>
  </office:meta>
</office:document-meta>
</file>